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新細明體" svg:font-family="新細明體"/>
    <style:font-face style:name="新細明體" svg:font-family="新細明體"/>
    <style:font-face style:name="新細明體" svg:font-family="新細明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  <style:font-face style:name="新細明體" svg:font-family="新細明體"/>
  </office:font-face-decls>
  <office:automatic-styles>
    <style:style style:name="co9" style:family="table-column">
      <style:table-column-properties fo:break-before="auto" style:column-width="1.972cm"/>
    </style:style>
    <style:style style:name="ID0EJBAG" style:family="table-column">
      <style:table-column-properties style:column-width="2.666cm"/>
    </style:style>
    <style:style style:name="ID0EQBAG" style:family="table-column">
      <style:table-column-properties style:column-width="5.887cm"/>
    </style:style>
    <style:style style:name="ID0EXBAG" style:family="table-column">
      <style:table-column-properties style:column-width="3.062cm"/>
    </style:style>
    <style:style style:name="ID0E5BAG" style:family="table-column">
      <style:table-column-properties style:column-width="2.693cm"/>
    </style:style>
    <style:style style:name="ID0EFCAG" style:family="table-column">
      <style:table-column-properties style:column-width="2.746cm"/>
    </style:style>
    <style:style style:name="ID0EMCAG" style:family="table-column">
      <style:table-column-properties style:column-width="3.828cm"/>
    </style:style>
    <style:style style:name="ID0ETCAG" style:family="table-column">
      <style:table-column-properties style:column-width="2.666cm"/>
    </style:style>
    <style:style style:name="ID0E1CAG" style:family="table-column">
      <style:table-column-properties style:column-width="2.983cm"/>
    </style:style>
    <style:style style:name="ID0EBDAG" style:family="table-column">
      <style:table-column-properties style:column-width="1.874cm"/>
    </style:style>
    <style:style style:name="co7" style:family="table-column">
      <style:table-column-properties fo:break-before="auto" style:column-width="1.972cm"/>
    </style:style>
    <style:style style:name="ID0EWNAC" style:family="table-column">
      <style:table-column-properties style:column-width="2.666cm"/>
    </style:style>
    <style:style style:name="ID0E4NAC" style:family="table-column">
      <style:table-column-properties style:column-width="5.887cm"/>
    </style:style>
    <style:style style:name="ID0EEOAC" style:family="table-column">
      <style:table-column-properties style:column-width="2.957cm"/>
    </style:style>
    <style:style style:name="ID0ELOAC" style:family="table-column">
      <style:table-column-properties style:column-width="2.878cm"/>
    </style:style>
    <style:style style:name="ID0ESOAC" style:family="table-column">
      <style:table-column-properties style:column-width="3.696cm"/>
    </style:style>
    <style:style style:name="ID0EZOAC" style:family="table-column">
      <style:table-column-properties style:column-width="2.666cm"/>
    </style:style>
    <style:style style:name="ID0EAPAC" style:family="table-column">
      <style:table-column-properties style:column-width="2.983cm"/>
    </style:style>
    <style:style style:name="ID0EHPAC" style:family="table-column">
      <style:table-column-properties style:column-width="1.874cm"/>
    </style:style>
    <style:style style:name="ro9" style:family="table-row">
      <style:table-row-properties fo:break-before="auto" style:row-height="0.582cm"/>
    </style:style>
    <style:style style:name="ID0EIDAG" style:family="table-row">
      <style:table-row-properties fo:break-before="auto" style:row-height="1.039cm" style:use-optimal-row-height="false"/>
    </style:style>
    <style:style style:name="ID0EUEAG" style:family="table-row">
      <style:table-row-properties fo:break-before="auto" style:row-height="0.868cm" style:use-optimal-row-height="false"/>
    </style:style>
    <style:style style:name="ID0EAGAG" style:family="table-row">
      <style:table-row-properties fo:break-before="auto" style:row-height="0.868cm" style:use-optimal-row-height="false"/>
    </style:style>
    <style:style style:name="ID0EQHAG" style:family="table-row">
      <style:table-row-properties fo:break-before="auto" style:row-height="1.058cm" style:use-optimal-row-height="false"/>
    </style:style>
    <style:style style:name="ID0EEJAG" style:family="table-row">
      <style:table-row-properties fo:break-before="auto" style:row-height="1.111cm" style:use-optimal-row-height="false"/>
    </style:style>
    <style:style style:name="ID0EYKAG" style:family="table-row">
      <style:table-row-properties fo:break-before="auto" style:row-height="1.296cm" style:use-optimal-row-height="false"/>
    </style:style>
    <style:style style:name="ID0ESMAG" style:family="table-row">
      <style:table-row-properties fo:break-before="auto" style:row-height="1.296cm" style:use-optimal-row-height="false"/>
    </style:style>
    <style:style style:name="ID0EMOAG" style:family="table-row">
      <style:table-row-properties fo:break-before="auto" style:row-height="1.296cm" style:use-optimal-row-height="false"/>
    </style:style>
    <style:style style:name="ID0EGQAG" style:family="table-row">
      <style:table-row-properties fo:break-before="auto" style:row-height="1.296cm" style:use-optimal-row-height="false"/>
    </style:style>
    <style:style style:name="ID0EASAG" style:family="table-row">
      <style:table-row-properties fo:break-before="auto" style:row-height="1.296cm" style:use-optimal-row-height="false"/>
    </style:style>
    <style:style style:name="ID0E1TAG" style:family="table-row">
      <style:table-row-properties fo:break-before="auto" style:row-height="1.296cm" style:use-optimal-row-height="false"/>
    </style:style>
    <style:style style:name="ID0EUVAG" style:family="table-row">
      <style:table-row-properties fo:break-before="auto" style:row-height="1.296cm" style:use-optimal-row-height="false"/>
    </style:style>
    <style:style style:name="ID0E5WAG" style:family="table-row">
      <style:table-row-properties fo:break-before="auto" style:row-height="1.296cm" style:use-optimal-row-height="false"/>
    </style:style>
    <style:style style:name="ID0EIYAG" style:family="table-row">
      <style:table-row-properties fo:break-before="auto" style:row-height="1.296cm" style:use-optimal-row-height="false"/>
    </style:style>
    <style:style style:name="ID0ESZAG" style:family="table-row">
      <style:table-row-properties fo:break-before="auto" style:row-height="1.027cm" style:use-optimal-row-height="false"/>
    </style:style>
    <style:style style:name="ID0EA2AG" style:family="table-row">
      <style:table-row-properties fo:break-before="auto" style:row-height="0.827cm" style:use-optimal-row-height="false"/>
    </style:style>
    <style:style style:name="ID0EM2AG" style:family="table-row">
      <style:table-row-properties fo:break-before="auto" style:row-height="0.827cm" style:use-optimal-row-height="false"/>
    </style:style>
    <style:style style:name="ro7" style:family="table-row">
      <style:table-row-properties fo:break-before="auto" style:row-height="0.582cm"/>
    </style:style>
    <style:style style:name="ID0EOPAC" style:family="table-row">
      <style:table-row-properties fo:break-before="auto" style:row-height="1.039cm" style:use-optimal-row-height="false"/>
    </style:style>
    <style:style style:name="ID0E2AAE" style:family="table-row">
      <style:table-row-properties fo:break-before="auto" style:row-height="0.868cm" style:use-optimal-row-height="false"/>
    </style:style>
    <style:style style:name="ID0EHCAE" style:family="table-row">
      <style:table-row-properties fo:break-before="auto" style:row-height="0.868cm" style:use-optimal-row-height="false"/>
    </style:style>
    <style:style style:name="ID0EXDAE" style:family="table-row">
      <style:table-row-properties fo:break-before="auto" style:row-height="1.058cm" style:use-optimal-row-height="false"/>
    </style:style>
    <style:style style:name="ID0ELFAE" style:family="table-row">
      <style:table-row-properties fo:break-before="auto" style:row-height="1.568cm" style:use-optimal-row-height="false"/>
    </style:style>
    <style:style style:name="ID0E6GAE" style:family="table-row">
      <style:table-row-properties fo:break-before="auto" style:row-height="1.217cm" style:use-optimal-row-height="false"/>
    </style:style>
    <style:style style:name="ID0EZIAE" style:family="table-row">
      <style:table-row-properties fo:break-before="auto" style:row-height="1.027cm" style:use-optimal-row-height="false"/>
    </style:style>
    <style:style style:name="ID0ETKAE" style:family="table-row">
      <style:table-row-properties fo:break-before="auto" style:row-height="1.027cm" style:use-optimal-row-height="false"/>
    </style:style>
    <style:style style:name="ID0ENMAE" style:family="table-row">
      <style:table-row-properties fo:break-before="auto" style:row-height="1.027cm" style:use-optimal-row-height="false"/>
    </style:style>
    <style:style style:name="ID0EHOAE" style:family="table-row">
      <style:table-row-properties fo:break-before="auto" style:row-height="1.027cm" style:use-optimal-row-height="false"/>
    </style:style>
    <style:style style:name="ID0EBQAE" style:family="table-row">
      <style:table-row-properties fo:break-before="auto" style:row-height="1.027cm" style:use-optimal-row-height="false"/>
    </style:style>
    <style:style style:name="ID0E2RAE" style:family="table-row">
      <style:table-row-properties fo:break-before="auto" style:row-height="1.027cm" style:use-optimal-row-height="false"/>
    </style:style>
    <style:style style:name="ID0EVTAE" style:family="table-row">
      <style:table-row-properties fo:break-before="auto" style:row-height="1.027cm" style:use-optimal-row-height="false"/>
    </style:style>
    <style:style style:name="ID0EPVAE" style:family="table-row">
      <style:table-row-properties fo:break-before="auto" style:row-height="1.027cm" style:use-optimal-row-height="false"/>
    </style:style>
    <style:style style:name="ID0EJXAE" style:family="table-row">
      <style:table-row-properties fo:break-before="auto" style:row-height="1.027cm" style:use-optimal-row-height="false"/>
    </style:style>
    <style:style style:name="ID0EDZAE" style:family="table-row">
      <style:table-row-properties fo:break-before="auto" style:row-height="1.027cm" style:use-optimal-row-height="false"/>
    </style:style>
    <style:style style:name="ID0E41AE" style:family="table-row">
      <style:table-row-properties fo:break-before="auto" style:row-height="1.027cm" style:use-optimal-row-height="false"/>
    </style:style>
    <style:style style:name="ID0EX3AE" style:family="table-row">
      <style:table-row-properties fo:break-before="auto" style:row-height="1.027cm" style:use-optimal-row-height="false"/>
    </style:style>
    <style:style style:name="ID0EF5AE" style:family="table-row">
      <style:table-row-properties fo:break-before="auto" style:row-height="0.827cm" style:use-optimal-row-height="false"/>
    </style:style>
    <style:style style:name="ID0ER5AE" style:family="table-row">
      <style:table-row-properties fo:break-before="auto" style:row-height="0.827cm" style:use-optimal-row-height="false"/>
    </style:style>
    <number:number-style xmlns:c="http://schemas.openxmlformats.org/drawingml/2006/chart" style:name="N49">
      <number:number number:decimal-places="0" number:min-integer-digits="0"/>
    </number:number-style>
    <number:number-style xmlns:c="http://schemas.openxmlformats.org/drawingml/2006/chart" style:name="ID0EFPBGP0">
      <number:number number:decimal-places="2" number:min-integer-digits="1" number:grouping="true"/>
      <number:text> </number:text>
    </number:number-style>
    <number:number-style xmlns:c="http://schemas.openxmlformats.org/drawingml/2006/chart" style:name="ID0EFPBGP1">
      <number:number number:decimal-places="2" number:min-integer-digits="1" number:grouping="true"/>
      <number:text> </number:text>
    </number:number-style>
    <number:number-style xmlns:c="http://schemas.openxmlformats.org/drawingml/2006/chart" style:name="ID0EFPBGP2">
      <number:text>-</number:text>
      <number:number number:decimal-places="0" number:min-integer-digits="0"/>
      <number:text> </number:text>
    </number:number-style>
    <number:text-style xmlns:c="http://schemas.openxmlformats.org/drawingml/2006/chart" style:name="ID0EFPBG">
      <number:text> </number:text>
      <number:text-content/>
      <number:text> </number:text>
      <style:map style:condition="value()&gt;0" style:apply-style-name="ID0EFPBGP0"/>
      <style:map style:condition="value()&lt;0" style:apply-style-name="ID0EFPBGP1"/>
      <style:map style:condition="value()=0" style:apply-style-name="ID0EFPBGP2"/>
    </number:text-style>
    <number:number-style xmlns:c="http://schemas.openxmlformats.org/drawingml/2006/chart" style:name="ID0EIPBGP0">
      <number:number number:decimal-places="0" number:min-integer-digits="0" number:decimal-replacement="" number:grouping="true"/>
      <number:text> </number:text>
    </number:number-style>
    <number:number-style xmlns:c="http://schemas.openxmlformats.org/drawingml/2006/chart" style:name="ID0EIPBGP1">
      <number:number number:decimal-places="0" number:min-integer-digits="0" number:decimal-replacement="" number:grouping="true"/>
      <number:text> </number:text>
    </number:number-style>
    <number:number-style xmlns:c="http://schemas.openxmlformats.org/drawingml/2006/chart" style:name="ID0EIPBGP2">
      <number:text>-</number:text>
      <number:number number:decimal-places="0" number:min-integer-digits="0" number:decimal-replacement=""/>
      <number:text> </number:text>
    </number:number-style>
    <number:text-style xmlns:c="http://schemas.openxmlformats.org/drawingml/2006/chart" style:name="ID0EIPBG">
      <number:text> </number:text>
      <number:text-content/>
      <number:text> </number:text>
      <style:map style:condition="value()&gt;0" style:apply-style-name="ID0EIPBGP0"/>
      <style:map style:condition="value()&lt;0" style:apply-style-name="ID0EIPBGP1"/>
      <style:map style:condition="value()=0" style:apply-style-name="ID0EIPBGP2"/>
    </number:text-style>
    <style:style style:name="ID0ERYBG" style:family="table-cell" style:parent-style-name="Default">
      <style:text-properties fo:font-size="12" style:font-size-asian="12pt" style:font-size-complex="12pt" style:font-name-asian="新細明體" style:font-name="新細明體"/>
    </style:style>
    <style:style style:name="ID0EYYBG" style:family="table-cell" style:parent-style-name="Default">
      <style:table-cell-properties style:vertical-align="middle"/>
      <style:text-properties fo:font-size="14" style:font-size-asian="14pt" style:font-size-complex="14pt" style:font-name-asian="標楷體" style:font-name="標楷體"/>
    </style:style>
    <style:style style:name="ID0EDZBG" style:family="table-cell" style:parent-style-name="Default">
      <style:table-cell-properties style:vertical-align="middle"/>
      <style:paragraph-properties fo:text-align="center"/>
      <style:text-properties style:font-weight-asian="bold" fo:font-weight="bold" fo:font-size="18" style:font-size-asian="18pt" style:font-size-complex="18pt" style:font-name-asian="標楷體" style:font-name="標楷體"/>
    </style:style>
    <style:style style:name="ID0EPZBG" style:family="table-cell" style:parent-style-name="Default">
      <style:table-cell-properties style:vertical-align="middle" fo:wrap-option="wrap"/>
      <style:text-properties fo:font-size="12" style:font-size-asian="12pt" style:font-size-complex="12pt" style:font-name-asian="標楷體" style:font-name="標楷體"/>
    </style:style>
    <style:style style:name="ID0E2ZBG" style:family="table-cell" style:parent-style-name="Default">
      <style:table-cell-properties style:vertical-align="middle" fo:wrap-option="wrap"/>
      <style:paragraph-properties fo:text-align="center"/>
      <style:text-properties fo:font-size="12" style:font-size-asian="12pt" style:font-size-complex="12pt" style:font-name-asian="標楷體" style:font-name="標楷體"/>
    </style:style>
    <style:style style:name="ID0EI1BG" style:family="table-cell" style:parent-style-name="Default">
      <style:table-cell-properties style:vertical-align="middle"/>
      <style:paragraph-properties fo:text-align="center"/>
      <style:text-properties style:font-weight-asian="bold" fo:font-weight="bold" style:text-underline-type="single" style:text-underline-style="solid" style:text-underline-width="normal" fo:font-size="18" style:font-size-asian="18pt" style:font-size-complex="18pt" style:font-name-asian="標楷體" style:font-name="標楷體"/>
    </style:style>
    <style:style style:name="ID0EU1BG" style:family="table-cell" style:parent-style-name="Default">
      <style:table-cell-properties style:vertical-align="middle" fo:wrap-option="wrap"/>
      <style:paragraph-properties fo:text-align="center"/>
      <style:text-properties style:font-weight-asian="bold" fo:font-weight="bold" style:text-underline-type="single" style:text-underline-style="solid" style:text-underline-width="normal" fo:font-size="18" style:font-size-asian="18pt" style:font-size-complex="18pt" style:font-name-asian="標楷體" style:font-name="標楷體"/>
    </style:style>
    <style:style style:name="ID0EB2BG" style:family="table-cell" style:parent-style-name="Default">
      <style:table-cell-properties style:vertical-align="middle"/>
      <style:paragraph-properties fo:text-align="start"/>
      <style:text-properties fo:font-size="14" style:font-size-asian="14pt" style:font-size-complex="14pt" style:font-name-asian="標楷體" style:font-name="標楷體"/>
    </style:style>
    <style:style style:name="ID0EN2BG" style:family="table-cell" style:parent-style-name="Default">
      <style:table-cell-properties style:vertical-align="middle"/>
      <style:paragraph-properties fo:text-align="end"/>
      <style:text-properties fo:font-size="14" style:font-size-asian="14pt" style:font-size-complex="14pt" style:font-name-asian="標楷體" style:font-name="標楷體"/>
    </style:style>
    <style:style style:name="ID0EZ2BG" style:family="table-cell" style:parent-style-name="Default">
      <style:table-cell-properties style:vertical-align="middle" fo:wrap-option="wrap" fo:border-bottom="0.002cm solid #000000" fo:border-right="0.002cm solid #000000" fo:border-left="none" fo:border-top="none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H3BG" style:family="table-cell" style:data-style-name="ID0EIPBG" style:parent-style-name="Default">
      <style:table-cell-properties style:vertical-align="middle" fo:wrap-option="wrap" fo:border-bottom="0.002cm solid #000000" fo:border-right="0.002cm solid #000000" fo:border-left="0.002cm solid #000000" fo:border-top="none"/>
      <style:paragraph-properties fo:text-align="center"/>
      <style:text-properties fo:font-size="12" style:font-size-asian="12pt" style:font-size-complex="12pt" style:font-name-asian="標楷體" style:font-name="標楷體"/>
    </style:style>
    <style:style style:name="ID0EW3BG" style:family="table-cell" style:data-style-name="N49" style:parent-style-name="Default">
      <style:table-cell-properties style:vertical-align="middle" fo:wrap-option="wrap" fo:border-bottom="0.002cm solid #000000" fo:border-right="0.002cm solid #000000" fo:border-left="0.002cm solid #000000" fo:border-top="none"/>
      <style:paragraph-properties fo:text-align="start"/>
      <style:text-properties fo:font-size="12" style:font-size-asian="12pt" style:font-size-complex="12pt" style:font-name-asian="標楷體" style:font-name="標楷體"/>
    </style:style>
    <style:style style:name="ID0EF4BG" style:family="table-cell" style:data-style-name="N49" style:parent-style-name="Default">
      <style:table-cell-properties style:vertical-align="middle" fo:wrap-option="wrap" fo:border-bottom="0.002cm solid #000000" fo:border-right="0.002cm solid #000000" fo:border-left="0.002cm solid #000000" fo:border-top="none"/>
      <style:paragraph-properties fo:text-align="start"/>
      <style:text-properties fo:font-size="9" style:font-size-asian="9pt" style:font-size-complex="9pt" style:font-name-asian="標楷體" style:font-name="標楷體"/>
    </style:style>
    <style:style style:name="ID0EU4BG" style:family="table-cell" style:data-style-name="N49" style:parent-style-name="Default">
      <style:table-cell-properties style:vertical-align="middle" fo:wrap-option="wrap" fo:border-bottom="0.002cm solid #000000" fo:border-right="0.002cm solid #000000" fo:border-left="0.002cm solid #000000" fo:border-top="none"/>
      <style:paragraph-properties fo:text-align="center"/>
      <style:text-properties fo:font-size="12" style:font-size-asian="12pt" style:font-size-complex="12pt" style:font-name-asian="標楷體" style:font-name="標楷體"/>
    </style:style>
    <style:style style:name="ID0ED5BG" style:family="table-cell" style:data-style-name="N49" style:parent-style-name="Default">
      <style:table-cell-properties style:vertical-align="middle" fo:wrap-option="wrap" fo:border-bottom="0.002cm solid #000000" fo:border-right="0.002cm solid #000000" fo:border-left="0.002cm solid #000000" fo:border-top="none"/>
      <style:paragraph-properties fo:text-align="start"/>
      <style:text-properties fo:font-size="8" style:font-size-asian="8pt" style:font-size-complex="8pt" style:font-name-asian="標楷體" style:font-name="標楷體"/>
    </style:style>
    <style:style style:name="ID0ES5BG" style:family="table-cell" style:data-style-name="N49" style:parent-style-name="Default">
      <style:table-cell-properties style:vertical-align="middle" fo:wrap-option="wrap" fo:border-bottom="0.002cm solid #000000" fo:border-right="0.002cm solid #000000" fo:border-left="0.002cm solid #000000" fo:border-top="none"/>
      <style:paragraph-properties fo:text-align="start"/>
      <style:text-properties fo:font-size="11" style:font-size-asian="11pt" style:font-size-complex="11pt" style:font-name-asian="標楷體" style:font-name="標楷體"/>
    </style:style>
    <style:style style:name="ID0EB6BG" style:family="table-cell" style:data-style-name="ID0EIPBG" style:parent-style-name="Default">
      <style:table-cell-properties style:vertical-align="middle" fo:border-bottom="0.002cm solid #000000" fo:border-right="0.002cm solid #000000" fo:border-left="0.002cm solid #000000" fo:border-top="none"/>
      <style:paragraph-properties fo:text-align="center"/>
      <style:text-properties fo:font-size="12" style:font-size-asian="12pt" style:font-size-complex="12pt" style:font-name-asian="標楷體" style:font-name="標楷體"/>
    </style:style>
    <style:style style:name="ID0EQ6BG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 fo:background-color="#FFFFFF"/>
      <style:paragraph-properties fo:text-align="start"/>
      <style:text-properties fo:font-size="11" style:font-size-asian="11pt" style:font-size-complex="11pt" style:font-name-asian="標楷體" style:font-name="標楷體"/>
    </style:style>
    <style:style style:name="ID0EAAAI" style:family="table-cell" style:parent-style-name="Default">
      <style:table-cell-properties style:vertical-align="middle" fo:wrap-option="wrap" fo:border-bottom="0.002cm solid #000000" fo:border-right="none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OAAI" style:family="table-cell" style:parent-style-name="Default">
      <style:table-cell-properties style:vertical-align="middle" fo:wrap-option="wrap" fo:border-bottom="0.002cm solid #000000" fo:border-right="none" fo:border-left="none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3AAI" style:family="table-cell" style:parent-style-name="Default">
      <style:table-cell-properties style:vertical-align="middle" fo:wrap-option="wrap" fo:border-bottom="0.002cm solid #000000" fo:border-right="0.002cm solid #000000" fo:border-left="none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KBAI" style:family="table-cell" style:parent-style-name="Default">
      <style:table-cell-properties style:vertical-align="middle"/>
      <style:paragraph-properties fo:text-align="center"/>
      <style:text-properties fo:font-size="16" style:font-size-asian="16pt" style:font-size-complex="16pt" style:font-name-asian="標楷體" style:font-name="標楷體"/>
    </style:style>
    <style:style style:name="ID0EWBAI" style:family="table-cell" style:parent-style-name="Default">
      <style:table-cell-properties style:vertical-align="middle" fo:wrap-option="wrap" fo:border-bottom="none" fo:border-right="0.002cm solid #000000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EC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none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SCAI" style:family="table-cell" style:parent-style-name="Default">
      <style:table-cell-properties style:vertical-align="middle" fo:wrap-option="wrap" fo:border-bottom="0.002cm solid #000000" fo:border-right="none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ADAI" style:family="table-cell" style:parent-style-name="Default">
      <style:table-cell-properties style:vertical-align="middle" fo:wrap-option="wrap" fo:border-bottom="0.002cm solid #000000" fo:border-right="none" fo:border-left="none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ODAI" style:family="table-cell" style:parent-style-name="Default">
      <style:table-cell-properties style:vertical-align="middle" fo:wrap-option="wrap" fo:border-bottom="0.002cm solid #000000" fo:border-right="0.002cm solid #000000" fo:border-left="none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AAAIID0EAA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KBAIID0EKBAI" style:family="table-cell" style:parent-style-name="Default">
      <style:table-cell-properties style:vertical-align="middle" fo:border-bottom="none" fo:border-right="none" fo:border-left="none" fo:border-top="none"/>
      <style:paragraph-properties fo:text-align="center"/>
      <style:text-properties fo:font-size="16" style:font-size-asian="16pt" style:font-size-complex="16pt" style:font-name-asian="標楷體" style:font-name="標楷體"/>
    </style:style>
    <style:style style:name="ID0EWBAIID0EWB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WBAIID0EWB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WBAIID0EWB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WBAIID0EWB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SCAIID0ESC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AAAIID0EAA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KBAIID0EKBAI" style:family="table-cell" style:parent-style-name="Default">
      <style:table-cell-properties style:vertical-align="middle" fo:border-bottom="none" fo:border-right="none" fo:border-left="none" fo:border-top="none"/>
      <style:paragraph-properties fo:text-align="center"/>
      <style:text-properties fo:font-size="16" style:font-size-asian="16pt" style:font-size-complex="16pt" style:font-name-asian="標楷體" style:font-name="標楷體"/>
    </style:style>
    <style:style style:name="ID0EWBAIID0EWB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WBAIID0EWB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WBAIID0EWB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WBAIID0EWB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SCAIID0ESCAI" style:family="table-cell" style:parent-style-name="Default">
      <style:table-cell-properties style:vertical-align="middle" fo:wrap-option="wrap" fo:border-bottom="0.002cm solid #000000" fo:border-right="0.002cm solid #000000" fo:border-left="0.002cm solid #000000" fo:border-top="0.002cm solid #000000"/>
      <style:paragraph-properties fo:text-align="center"/>
      <style:text-properties fo:font-size="14" style:font-size-asian="14pt" style:font-size-complex="14pt" style:font-name-asian="標楷體" style:font-name="標楷體"/>
    </style:style>
    <style:style style:name="ID0EDZBGID0EDZBG" style:family="table-cell" style:parent-style-name="Default">
      <style:table-cell-properties style:vertical-align="middle"/>
      <style:paragraph-properties fo:text-align="center"/>
      <style:text-properties style:font-weight-asian="bold" fo:font-weight="bold" fo:font-size="18" style:font-size-asian="18pt" style:font-size-complex="18pt" style:font-name-asian="標楷體" style:font-name="標楷體"/>
    </style:style>
    <style:style style:name="ID0EDZBGID0EDZBG" style:family="table-cell" style:parent-style-name="Default">
      <style:table-cell-properties style:vertical-align="middle"/>
      <style:paragraph-properties fo:text-align="center"/>
      <style:text-properties style:font-weight-asian="bold" fo:font-weight="bold" fo:font-size="18" style:font-size-asian="18pt" style:font-size-complex="18pt" style:font-name-asian="標楷體" style:font-name="標楷體"/>
    </style:style>
    <style:style style:name="ID0EDZBGID0EDZBG" style:family="table-cell" style:parent-style-name="Default">
      <style:table-cell-properties style:vertical-align="middle"/>
      <style:paragraph-properties fo:text-align="center"/>
      <style:text-properties style:font-weight-asian="bold" fo:font-weight="bold" fo:font-size="18" style:font-size-asian="18pt" style:font-size-complex="18pt" style:font-name-asian="標楷體" style:font-name="標楷體"/>
    </style:style>
    <style:style style:name="ID0EDZBGID0EDZBG" style:family="table-cell" style:parent-style-name="Default">
      <style:table-cell-properties style:vertical-align="middle"/>
      <style:paragraph-properties fo:text-align="center"/>
      <style:text-properties style:font-weight-asian="bold" fo:font-weight="bold" fo:font-size="18" style:font-size-asian="18pt" style:font-size-complex="18pt" style:font-name-asian="標楷體" style:font-name="標楷體"/>
    </style:style>
    <style:style style:name="ID0EIFAI" style:family="table" style:master-page-name="Default">
      <style:table-properties/>
    </style:style>
    <style:style style:name="ID0ENFAI" style:family="table" style:master-page-name="Default">
      <style:table-properties/>
    </style:style>
    <style:style style:name="ID0EAABG" style:family="text">
      <style:text-properties fo:font-weight="normal" fo:font-style="normal" style:text-underline-type="none" style:text-position="0% 100%" fo:font-size="14" style:font-size-asian="14pt" style:font-size-complex="14pt" style:font-name-asian="" fo:color="#FF0000" style:font-name="標楷體"/>
    </style:style>
    <style:style style:name="ID0ENABG" style:family="text">
      <style:text-properties fo:font-weight="normal" fo:font-style="normal" style:text-underline-type="none" style:text-position="0% 100%" fo:font-size="14" style:font-size-asian="14pt" style:font-size-complex="14pt" style:font-name-asian="" style:font-name="標楷體"/>
    </style:style>
    <style:style style:name="ID0EJCBG" style:family="text">
      <style:text-properties fo:font-weight="normal" fo:font-style="normal" style:text-underline-type="none" style:text-position="0% 100%" fo:font-size="14" style:font-size-asian="14pt" style:font-size-complex="14pt" style:font-name-asian="" fo:color="#FF0000" style:font-name="標楷體"/>
    </style:style>
    <style:style style:name="ID0EWCBG" style:family="text">
      <style:text-properties fo:font-weight="normal" fo:font-style="normal" style:text-underline-type="none" style:text-position="0% 100%" fo:font-size="14" style:font-size-asian="14pt" style:font-size-complex="14pt" style:font-name-asian="" style:font-name="標楷體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106年議員建議上半年" table:style-name="ID0EIFAI">
        <table:table-column table:style-name="ID0EJBAG" table:default-cell-style-name="ID0EPZBG"/>
        <table:table-column table:style-name="ID0EQBAG" table:default-cell-style-name="ID0EPZBG"/>
        <table:table-column table:style-name="ID0EXBAG" table:default-cell-style-name="ID0EPZBG"/>
        <table:table-column table:style-name="ID0E5BAG" table:default-cell-style-name="ID0EPZBG"/>
        <table:table-column table:style-name="ID0EFCAG" table:default-cell-style-name="ID0EPZBG"/>
        <table:table-column table:style-name="ID0EMCAG" table:default-cell-style-name="ID0EPZBG"/>
        <table:table-column table:style-name="ID0ETCAG" table:number-columns-repeated="2" table:default-cell-style-name="ID0EPZBG"/>
        <table:table-column table:style-name="ID0E1CAG" table:default-cell-style-name="ID0EPZBG"/>
        <table:table-column table:style-name="ID0EBDAG" table:number-columns-repeated="247" table:default-cell-style-name="ID0EPZBG"/>
        <table:table-row xmlns:xdr="http://schemas.openxmlformats.org/drawingml/2006/spreadsheetDrawing" table:style-name="ID0EIDAG">
          <table:table-cell table:style-name="ID0EDZBGID0EDZBG" table:number-columns-spanned="9" table:number-rows-spanned="1" office:value-type="string">
            <text:p>連江縣政府106年度對議員所提地方建設建議事項處理明細表</text:p>
          </table:table-cell>
          <table:covered-table-cell table:number-columns-repeated="8" table:style-name="ID0ERYBG"/>
          <table:table-cell table:number-columns-repeated="247"/>
        </table:table-row>
        <table:table-row xmlns:xdr="http://schemas.openxmlformats.org/drawingml/2006/spreadsheetDrawing" table:style-name="ID0EUEAG">
          <table:table-cell table:style-name="ID0EDZBGID0EDZBG" table:number-columns-spanned="9" table:number-rows-spanned="1" office:value-type="string">
            <text:p>至106年6月止</text:p>
          </table:table-cell>
          <table:covered-table-cell table:number-columns-repeated="8" table:style-name="ID0ERYBG"/>
          <table:table-cell table:number-columns-repeated="247"/>
        </table:table-row>
        <table:table-row xmlns:xdr="http://schemas.openxmlformats.org/drawingml/2006/spreadsheetDrawing" table:style-name="ID0EAGAG">
          <table:table-cell table:style-name="ID0EB2BG" office:value-type="string">
            <text:p>表4</text:p>
          </table:table-cell>
          <table:table-cell table:number-rows-spanned="1" table:number-columns-spanned="7" table:style-name="ID0EKBAIID0EKBAI" office:value-type="string">
            <text:p>(本表為半年報)</text:p>
          </table:table-cell>
          <table:covered-table-cell table:number-columns-repeated="6"/>
          <table:table-cell table:style-name="ID0EN2BG" office:value-type="string">
            <text:p>單位：千元</text:p>
          </table:table-cell>
          <table:table-cell table:number-columns-repeated="247"/>
        </table:table-row>
        <table:table-row xmlns:xdr="http://schemas.openxmlformats.org/drawingml/2006/spreadsheetDrawing" table:style-name="ID0EQHAG">
          <table:table-cell table:number-rows-spanned="2" table:number-columns-spanned="1" table:style-name="ID0EWBAIID0EWBAI" office:value-type="string">
            <text:p>議員姓名</text:p>
          </table:table-cell>
          <table:table-cell table:number-rows-spanned="2" table:number-columns-spanned="1" table:style-name="ID0EWBAIID0EWBAI" office:value-type="string">
            <text:p>建議項目及內容</text:p>
          </table:table-cell>
          <table:table-cell table:number-rows-spanned="2" table:number-columns-spanned="1" table:style-name="ID0EWBAIID0EWBAI" office:value-type="string">
            <text:p>建議地點</text:p>
          </table:table-cell>
          <table:table-cell table:number-rows-spanned="2" table:number-columns-spanned="1" table:style-name="ID0EWBAIID0EWBAI" office:value-type="string">
            <text:p>建議金額</text:p>
          </table:table-cell>
          <table:table-cell table:number-rows-spanned="1" table:number-columns-spanned="5" table:style-name="ID0ESCAIID0ESCAI" office:value-type="string">
            <text:p>核定情形</text:p>
          </table:table-cell>
          <table:covered-table-cell table:number-columns-repeated="4"/>
          <table:table-cell table:number-columns-repeated="247"/>
        </table:table-row>
        <table:table-row xmlns:xdr="http://schemas.openxmlformats.org/drawingml/2006/spreadsheetDrawing" table:style-name="ID0EEJAG">
          <table:covered-table-cell/>
          <table:covered-table-cell/>
          <table:covered-table-cell/>
          <table:covered-table-cell/>
          <table:table-cell table:style-name="ID0EZ2BG" office:value-type="string">
            <text:p>核定金額</text:p>
          </table:table-cell>
          <table:table-cell table:style-name="ID0EZ2BG" office:value-type="string">
            <text:p>經費支用科目</text:p>
          </table:table-cell>
          <table:table-cell table:style-name="ID0EZ2BG" office:value-type="string">
            <text:p>主辦機關</text:p>
          </table:table-cell>
          <table:table-cell table:style-name="ID0EZ2BG" office:value-type="string">
            <text:p>招標方式</text:p>
          </table:table-cell>
          <table:table-cell table:style-name="ID0EZ2BG" office:value-type="string">
            <text:p>得標廠商</text:p>
          </table:table-cell>
          <table:table-cell table:number-columns-repeated="247"/>
        </table:table-row>
        <table:table-row xmlns:xdr="http://schemas.openxmlformats.org/drawingml/2006/spreadsheetDrawing" table:style-name="ID0EYKAG">
          <table:table-cell table:style-name="ID0EB6BG" office:value-type="string">
            <text:p>張永江</text:p>
          </table:table-cell>
          <table:table-cell table:style-name="ID0EW3BG" office:value-type="string">
            <text:p>東引中柱碼頭碰墊安裝及冷氣防浪擋牆工程</text:p>
          </table:table-cell>
          <table:table-cell table:style-name="ID0EB6BG" office:value-type="string">
            <text:p>東引鄉 </text:p>
          </table:table-cell>
          <table:table-cell table:style-name="ID0EH3BG" office:value-type="float" office:value="97.5">
            <text:p>97</text:p>
          </table:table-cell>
          <table:table-cell table:style-name="ID0EH3BG" office:value-type="float" office:value="97.5">
            <text:p>97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港務處</text:p>
          </table:table-cell>
          <table:table-cell table:style-name="ID0EB6BG" office:value-type="string">
            <text:p>小額採購</text:p>
          </table:table-cell>
          <table:table-cell table:style-name="ID0EB6BG" office:value-type="string">
            <text:p>統茂營造</text:p>
          </table:table-cell>
          <table:table-cell table:number-columns-repeated="247"/>
        </table:table-row>
        <table:table-row xmlns:xdr="http://schemas.openxmlformats.org/drawingml/2006/spreadsheetDrawing" table:style-name="ID0ESMAG">
          <table:table-cell table:style-name="ID0EB6BG" office:value-type="string">
            <text:p>張永江</text:p>
          </table:table-cell>
          <table:table-cell table:style-name="ID0ES5BG" office:value-type="string">
            <text:p>北竿橋仔碼頭整建及周邊改善工程第三次變更設計配合款</text:p>
          </table:table-cell>
          <table:table-cell table:style-name="ID0EB6BG" office:value-type="string">
            <text:p>北竿鄉橋仔村</text:p>
          </table:table-cell>
          <table:table-cell table:style-name="ID0EH3BG" office:value-type="float" office:value="1000">
            <text:p>1000</text:p>
          </table:table-cell>
          <table:table-cell table:style-name="ID0EH3BG" office:value-type="float" office:value="1000">
            <text:p>1000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產發處</text:p>
          </table:table-cell>
          <table:table-cell table:style-name="ID0EB6BG" office:value-type="string">
            <text:p>限制性招標</text:p>
          </table:table-cell>
          <table:table-cell table:style-name="ID0EB6BG" office:value-type="string">
            <text:p>樺棋營造</text:p>
          </table:table-cell>
          <table:table-cell table:number-columns-repeated="247"/>
        </table:table-row>
        <table:table-row xmlns:xdr="http://schemas.openxmlformats.org/drawingml/2006/spreadsheetDrawing" table:style-name="ID0EMOAG">
          <table:table-cell table:style-name="ID0EB6BG" office:value-type="string">
            <text:p>張永江</text:p>
          </table:table-cell>
          <table:table-cell table:style-name="ID0ED5BG" office:value-type="string">
            <text:p>復興村151號西側邊坡及鄰近周邊水土保持改善工程第一次變更設計款</text:p>
          </table:table-cell>
          <table:table-cell table:style-name="ID0EB6BG" office:value-type="string">
            <text:p>南竿鄉復興村</text:p>
          </table:table-cell>
          <table:table-cell table:style-name="ID0EH3BG" office:value-type="float" office:value="262.62">
            <text:p>262</text:p>
          </table:table-cell>
          <table:table-cell table:style-name="ID0EH3BG" office:value-type="float" office:value="262.62">
            <text:p>262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南竿鄉公所</text:p>
          </table:table-cell>
          <table:table-cell table:style-name="ID0EB6BG" office:value-type="string">
            <text:p>限制性招標</text:p>
          </table:table-cell>
          <table:table-cell table:style-name="ID0EB6BG" office:value-type="string">
            <text:p>京慶營造</text:p>
          </table:table-cell>
          <table:table-cell table:number-columns-repeated="247"/>
        </table:table-row>
        <table:table-row xmlns:xdr="http://schemas.openxmlformats.org/drawingml/2006/spreadsheetDrawing" table:style-name="ID0EGQAG">
          <table:table-cell table:style-name="ID0EB6BG" office:value-type="string">
            <text:p>曹以標</text:p>
          </table:table-cell>
          <table:table-cell table:style-name="ID0EW3BG" office:value-type="string">
            <text:p>南竿鄉介壽海堤浮筒平台設施改善工程</text:p>
          </table:table-cell>
          <table:table-cell table:style-name="ID0EB6BG" office:value-type="string">
            <text:p>南竿鄉介壽村</text:p>
          </table:table-cell>
          <table:table-cell table:style-name="ID0EH3BG" office:value-type="float" office:value="1500">
            <text:p>1500</text:p>
          </table:table-cell>
          <table:table-cell table:style-name="ID0EH3BG" office:value-type="float" office:value="1500">
            <text:p>1500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產發處</text:p>
          </table:table-cell>
          <table:table-cell table:style-name="ID0EB6BG" office:value-type="string">
            <text:p>公開招標</text:p>
          </table:table-cell>
          <table:table-cell table:style-name="ID0EB6BG" office:value-type="string">
            <text:p>騰億營造</text:p>
          </table:table-cell>
          <table:table-cell table:number-columns-repeated="247"/>
        </table:table-row>
        <table:table-row xmlns:xdr="http://schemas.openxmlformats.org/drawingml/2006/spreadsheetDrawing" table:style-name="ID0EASAG">
          <table:table-cell table:style-name="ID0EB6BG" office:value-type="string">
            <text:p>林貽祥</text:p>
          </table:table-cell>
          <table:table-cell table:style-name="ID0EW3BG" office:value-type="string">
            <text:p>福沃村地坪排水改善</text:p>
          </table:table-cell>
          <table:table-cell table:style-name="ID0EB6BG" office:value-type="string">
            <text:p>南竿鄉福澳村</text:p>
          </table:table-cell>
          <table:table-cell table:style-name="ID0EH3BG" office:value-type="float" office:value="85">
            <text:p>85</text:p>
          </table:table-cell>
          <table:table-cell table:style-name="ID0EH3BG" office:value-type="float" office:value="85">
            <text:p>85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工務處</text:p>
          </table:table-cell>
          <table:table-cell table:style-name="ID0EB6BG" office:value-type="string">
            <text:p>小額採購</text:p>
          </table:table-cell>
          <table:table-cell table:style-name="ID0EB6BG" office:value-type="string">
            <text:p>順新營造</text:p>
          </table:table-cell>
          <table:table-cell table:number-columns-repeated="247"/>
        </table:table-row>
        <table:table-row xmlns:xdr="http://schemas.openxmlformats.org/drawingml/2006/spreadsheetDrawing" table:style-name="ID0E1TAG">
          <table:table-cell table:style-name="ID0EB6BG" office:value-type="string">
            <text:p>林貽祥</text:p>
          </table:table-cell>
          <table:table-cell table:style-name="ID0EW3BG" office:value-type="string">
            <text:p>南竿鄉復興村欄杆整修工程</text:p>
          </table:table-cell>
          <table:table-cell table:style-name="ID0EB6BG" office:value-type="string">
            <text:p>南竿鄉復興村</text:p>
          </table:table-cell>
          <table:table-cell table:style-name="ID0EH3BG" office:value-type="float" office:value="551">
            <text:p>551</text:p>
          </table:table-cell>
          <table:table-cell table:style-name="ID0EH3BG" office:value-type="float" office:value="551">
            <text:p>551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工務處</text:p>
          </table:table-cell>
          <table:table-cell table:style-name="ID0EB6BG" office:value-type="string">
            <text:p>公開招標</text:p>
          </table:table-cell>
          <table:table-cell table:style-name="ID0EB6BG" office:value-type="string">
            <text:p>京慶營造</text:p>
          </table:table-cell>
          <table:table-cell table:number-columns-repeated="247"/>
        </table:table-row>
        <table:table-row xmlns:xdr="http://schemas.openxmlformats.org/drawingml/2006/spreadsheetDrawing" table:style-name="ID0EUVAG">
          <table:table-cell table:style-name="ID0EB6BG"/>
          <table:table-cell table:style-name="ID0EW3BG"/>
          <table:table-cell table:style-name="ID0EB6BG"/>
          <table:table-cell table:style-name="ID0EH3BG"/>
          <table:table-cell table:style-name="ID0EH3BG"/>
          <table:table-cell table:style-name="ID0EF4BG"/>
          <table:table-cell table:style-name="ID0EH3BG"/>
          <table:table-cell table:style-name="ID0EH3BG"/>
          <table:table-cell table:style-name="ID0EH3BG"/>
          <table:table-cell table:number-columns-repeated="247"/>
        </table:table-row>
        <table:table-row xmlns:xdr="http://schemas.openxmlformats.org/drawingml/2006/spreadsheetDrawing" table:style-name="ID0E5WAG">
          <table:table-cell table:style-name="ID0EB6BG"/>
          <table:table-cell table:style-name="ID0EW3BG"/>
          <table:table-cell table:style-name="ID0EB6BG"/>
          <table:table-cell table:style-name="ID0EH3BG"/>
          <table:table-cell table:style-name="ID0EH3BG"/>
          <table:table-cell table:style-name="ID0EF4BG"/>
          <table:table-cell table:style-name="ID0EH3BG"/>
          <table:table-cell table:style-name="ID0EH3BG"/>
          <table:table-cell table:style-name="ID0EH3BG"/>
          <table:table-cell table:number-columns-repeated="247"/>
        </table:table-row>
        <table:table-row xmlns:xdr="http://schemas.openxmlformats.org/drawingml/2006/spreadsheetDrawing" table:style-name="ID0EIYAG">
          <table:table-cell table:style-name="ID0EB6BG"/>
          <table:table-cell table:style-name="ID0EW3BG"/>
          <table:table-cell table:style-name="ID0EB6BG"/>
          <table:table-cell table:style-name="ID0EH3BG"/>
          <table:table-cell table:style-name="ID0EH3BG"/>
          <table:table-cell table:style-name="ID0EF4BG"/>
          <table:table-cell table:style-name="ID0EH3BG"/>
          <table:table-cell table:style-name="ID0EH3BG"/>
          <table:table-cell table:style-name="ID0EH3BG"/>
          <table:table-cell table:number-columns-repeated="247"/>
        </table:table-row>
        <table:table-row xmlns:xdr="http://schemas.openxmlformats.org/drawingml/2006/spreadsheetDrawing" table:style-name="ID0ESZAG">
          <table:table-cell table:number-rows-spanned="1" table:number-columns-spanned="3" table:style-name="ID0EAAAIID0EAAAI" office:value-type="string">
            <text:p>合          計</text:p>
          </table:table-cell>
          <table:covered-table-cell table:number-columns-repeated="2"/>
          <table:table-cell table:style-name="ID0EH3BG"/>
          <table:table-cell table:style-name="ID0EH3BG" table:formula="oooc:=SUM([.E6:.E14])" office:value-type="float" office:value="3496.12">
            <text:p>3496</text:p>
          </table:table-cell>
          <table:table-cell table:style-name="ID0EH3BG"/>
          <table:table-cell table:style-name="ID0EH3BG"/>
          <table:table-cell table:style-name="ID0EH3BG"/>
          <table:table-cell table:style-name="ID0EH3BG"/>
          <table:table-cell table:number-columns-repeated="247"/>
        </table:table-row>
        <table:table-row xmlns:xdr="http://schemas.openxmlformats.org/drawingml/2006/spreadsheetDrawing" table:style-name="ID0EA2AG">
          <table:table-cell table:style-name="ID0EYYBG" office:value-type="string">
            <text:p>註：1.本表主辦機關為行政院主計總處。</text:p>
          </table:table-cell>
          <table:table-cell table:number-columns-repeated="255"/>
        </table:table-row>
        <table:table-row xmlns:xdr="http://schemas.openxmlformats.org/drawingml/2006/spreadsheetDrawing" table:style-name="ID0EM2AG">
          <table:table-cell table:style-name="ID0EYYBG" office:value-type="string">
            <text:p><text:span>　　2.本表第一次查填及送達期限為</text:span><text:span text:style-name="ID0EJCBG">7月15日前</text:span><text:span text:style-name="ID0EWCBG">。</text:span></text:p>
          </table:table-cell>
          <table:table-cell table:number-columns-repeated="255"/>
        </table:table-row>
        <table:table-row table:style-name="ro9" table:number-rows-repeated="65535">
          <table:table-cell table:number-columns-repeated="256"/>
        </table:table-row>
      </table:table>
      <table:table table:name="106年議員建議下半年" table:style-name="ID0ENFAI">
        <table:table-column table:style-name="ID0EWNAC" table:default-cell-style-name="ID0EPZBG"/>
        <table:table-column table:style-name="ID0E4NAC" table:default-cell-style-name="ID0EPZBG"/>
        <table:table-column table:style-name="ID0EEOAC" table:default-cell-style-name="ID0EPZBG"/>
        <table:table-column table:style-name="ID0ELOAC" table:number-columns-repeated="2" table:default-cell-style-name="ID0EPZBG"/>
        <table:table-column table:style-name="ID0ESOAC" table:default-cell-style-name="ID0EPZBG"/>
        <table:table-column table:style-name="ID0EZOAC" table:number-columns-repeated="2" table:default-cell-style-name="ID0EPZBG"/>
        <table:table-column table:style-name="ID0EAPAC" table:default-cell-style-name="ID0EPZBG"/>
        <table:table-column table:style-name="ID0EHPAC" table:number-columns-repeated="247" table:default-cell-style-name="ID0EPZBG"/>
        <table:table-row xmlns:xdr="http://schemas.openxmlformats.org/drawingml/2006/spreadsheetDrawing" table:style-name="ID0EOPAC">
          <table:table-cell table:style-name="ID0EDZBGID0EDZBG" table:number-columns-spanned="9" table:number-rows-spanned="1" office:value-type="string">
            <text:p>連江縣政府106年度對議員所提地方建設建議事項處理明細表</text:p>
          </table:table-cell>
          <table:covered-table-cell table:number-columns-repeated="8" table:style-name="ID0ERYBG"/>
          <table:table-cell table:number-columns-repeated="247"/>
        </table:table-row>
        <table:table-row xmlns:xdr="http://schemas.openxmlformats.org/drawingml/2006/spreadsheetDrawing" table:style-name="ID0E2AAE">
          <table:table-cell table:style-name="ID0EDZBGID0EDZBG" table:number-columns-spanned="9" table:number-rows-spanned="1" office:value-type="string">
            <text:p>至106年12月止</text:p>
          </table:table-cell>
          <table:covered-table-cell table:number-columns-repeated="8" table:style-name="ID0ERYBG"/>
          <table:table-cell table:number-columns-repeated="247"/>
        </table:table-row>
        <table:table-row xmlns:xdr="http://schemas.openxmlformats.org/drawingml/2006/spreadsheetDrawing" table:style-name="ID0EHCAE">
          <table:table-cell table:style-name="ID0EB2BG" office:value-type="string">
            <text:p>表4</text:p>
          </table:table-cell>
          <table:table-cell table:number-rows-spanned="1" table:number-columns-spanned="7" table:style-name="ID0EKBAIID0EKBAI" office:value-type="string">
            <text:p>(本表為半年報)</text:p>
          </table:table-cell>
          <table:covered-table-cell table:number-columns-repeated="6"/>
          <table:table-cell table:style-name="ID0EN2BG" office:value-type="string">
            <text:p>單位：千元</text:p>
          </table:table-cell>
          <table:table-cell table:number-columns-repeated="247"/>
        </table:table-row>
        <table:table-row xmlns:xdr="http://schemas.openxmlformats.org/drawingml/2006/spreadsheetDrawing" table:style-name="ID0EXDAE">
          <table:table-cell table:number-rows-spanned="2" table:number-columns-spanned="1" table:style-name="ID0EWBAIID0EWBAI" office:value-type="string">
            <text:p>議員姓名</text:p>
          </table:table-cell>
          <table:table-cell table:number-rows-spanned="2" table:number-columns-spanned="1" table:style-name="ID0EWBAIID0EWBAI" office:value-type="string">
            <text:p>建議項目及內容</text:p>
          </table:table-cell>
          <table:table-cell table:number-rows-spanned="2" table:number-columns-spanned="1" table:style-name="ID0EWBAIID0EWBAI" office:value-type="string">
            <text:p>建議地點</text:p>
          </table:table-cell>
          <table:table-cell table:number-rows-spanned="2" table:number-columns-spanned="1" table:style-name="ID0EWBAIID0EWBAI" office:value-type="string">
            <text:p>建議金額</text:p>
          </table:table-cell>
          <table:table-cell table:number-rows-spanned="1" table:number-columns-spanned="5" table:style-name="ID0ESCAIID0ESCAI" office:value-type="string">
            <text:p>核定情形</text:p>
          </table:table-cell>
          <table:covered-table-cell table:number-columns-repeated="4"/>
          <table:table-cell table:number-columns-repeated="247"/>
        </table:table-row>
        <table:table-row xmlns:xdr="http://schemas.openxmlformats.org/drawingml/2006/spreadsheetDrawing" table:style-name="ID0ELFAE">
          <table:covered-table-cell/>
          <table:covered-table-cell/>
          <table:covered-table-cell/>
          <table:covered-table-cell/>
          <table:table-cell table:style-name="ID0EZ2BG" office:value-type="string">
            <text:p>核定金額</text:p>
          </table:table-cell>
          <table:table-cell table:style-name="ID0EZ2BG" office:value-type="string">
            <text:p>經費支用科目</text:p>
          </table:table-cell>
          <table:table-cell table:style-name="ID0EZ2BG" office:value-type="string">
            <text:p>主辦機關</text:p>
          </table:table-cell>
          <table:table-cell table:style-name="ID0EZ2BG" office:value-type="string">
            <text:p>招標方式</text:p>
          </table:table-cell>
          <table:table-cell table:style-name="ID0EZ2BG" office:value-type="string">
            <text:p>得標廠商</text:p>
          </table:table-cell>
          <table:table-cell table:number-columns-repeated="247"/>
        </table:table-row>
        <table:table-row xmlns:xdr="http://schemas.openxmlformats.org/drawingml/2006/spreadsheetDrawing" table:style-name="ID0E6GAE">
          <table:table-cell table:style-name="ID0EH3BG" office:value-type="string">
            <text:p>張永江</text:p>
          </table:table-cell>
          <table:table-cell table:style-name="ID0EW3BG" office:value-type="string">
            <text:p>福澳及大坵碼頭停靠設施改善工程</text:p>
          </table:table-cell>
          <table:table-cell table:style-name="ID0EU4BG" office:value-type="string">
            <text:p>南竿鄉福澳村及北竿鄉</text:p>
          </table:table-cell>
          <table:table-cell table:style-name="ID0EH3BG" office:value-type="float" office:value="562">
            <text:p>562</text:p>
          </table:table-cell>
          <table:table-cell table:style-name="ID0EH3BG" office:value-type="float" office:value="562">
            <text:p>562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H3BG" office:value-type="string">
            <text:p>工務處</text:p>
          </table:table-cell>
          <table:table-cell table:style-name="ID0EH3BG" office:value-type="string">
            <text:p>公開招標</text:p>
          </table:table-cell>
          <table:table-cell table:style-name="ID0EH3BG" office:value-type="string">
            <text:p>堉紘營造</text:p>
          </table:table-cell>
          <table:table-cell table:number-columns-repeated="247"/>
        </table:table-row>
        <table:table-row xmlns:xdr="http://schemas.openxmlformats.org/drawingml/2006/spreadsheetDrawing" table:style-name="ID0EZIAE">
          <table:table-cell table:style-name="ID0EH3BG" office:value-type="string">
            <text:p>張永江</text:p>
          </table:table-cell>
          <table:table-cell table:style-name="ID0EW3BG" office:value-type="string">
            <text:p>林姑亭周邊欄杆油漆工程</text:p>
          </table:table-cell>
          <table:table-cell table:style-name="ID0EU4BG" office:value-type="string">
            <text:p>南竿鄉福澳村</text:p>
          </table:table-cell>
          <table:table-cell table:style-name="ID0EH3BG" office:value-type="float" office:value="92">
            <text:p>92</text:p>
          </table:table-cell>
          <table:table-cell table:style-name="ID0EH3BG" office:value-type="float" office:value="92">
            <text:p>92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工務處</text:p>
          </table:table-cell>
          <table:table-cell table:style-name="ID0EB6BG" office:value-type="string">
            <text:p>小額採購</text:p>
          </table:table-cell>
          <table:table-cell table:style-name="ID0EH3BG" office:value-type="string">
            <text:p>融安企業</text:p>
          </table:table-cell>
          <table:table-cell table:number-columns-repeated="247"/>
        </table:table-row>
        <table:table-row xmlns:xdr="http://schemas.openxmlformats.org/drawingml/2006/spreadsheetDrawing" table:style-name="ID0ETKAE">
          <table:table-cell table:style-name="ID0EH3BG" office:value-type="string">
            <text:p>陳書建</text:p>
          </table:table-cell>
          <table:table-cell table:style-name="ID0EW3BG" office:value-type="string">
            <text:p>四維景觀步道欄杆整修工程</text:p>
          </table:table-cell>
          <table:table-cell table:style-name="ID0EU4BG" office:value-type="string">
            <text:p>南竿鄉四維村</text:p>
          </table:table-cell>
          <table:table-cell table:style-name="ID0EH3BG" office:value-type="float" office:value="150">
            <text:p>150</text:p>
          </table:table-cell>
          <table:table-cell table:style-name="ID0EH3BG" office:value-type="float" office:value="150">
            <text:p>150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工務處</text:p>
          </table:table-cell>
          <table:table-cell table:style-name="ID0EH3BG" office:value-type="string">
            <text:p>公開招標</text:p>
          </table:table-cell>
          <table:table-cell table:style-name="ID0EH3BG" office:value-type="string">
            <text:p>鑫宏營造</text:p>
          </table:table-cell>
          <table:table-cell table:number-columns-repeated="247"/>
        </table:table-row>
        <table:table-row xmlns:xdr="http://schemas.openxmlformats.org/drawingml/2006/spreadsheetDrawing" table:style-name="ID0ENMAE">
          <table:table-cell table:style-name="ID0EH3BG" office:value-type="string">
            <text:p>陳書建</text:p>
          </table:table-cell>
          <table:table-cell table:style-name="ID0EW3BG" office:value-type="string">
            <text:p>介壽停車場周邊排水改善工程</text:p>
          </table:table-cell>
          <table:table-cell table:style-name="ID0EU4BG" office:value-type="string">
            <text:p>南竿鄉介壽村</text:p>
          </table:table-cell>
          <table:table-cell table:style-name="ID0EH3BG" office:value-type="float" office:value="50">
            <text:p>50</text:p>
          </table:table-cell>
          <table:table-cell table:style-name="ID0EH3BG" office:value-type="float" office:value="50">
            <text:p>50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工務處</text:p>
          </table:table-cell>
          <table:table-cell table:style-name="ID0EH3BG" office:value-type="string">
            <text:p>公開招標</text:p>
          </table:table-cell>
          <table:table-cell table:style-name="ID0EH3BG" office:value-type="string">
            <text:p>御信營造</text:p>
          </table:table-cell>
          <table:table-cell table:number-columns-repeated="247"/>
        </table:table-row>
        <table:table-row xmlns:xdr="http://schemas.openxmlformats.org/drawingml/2006/spreadsheetDrawing" table:style-name="ID0EHOAE">
          <table:table-cell table:style-name="ID0EH3BG" office:value-type="string">
            <text:p>曹以標</text:p>
          </table:table-cell>
          <table:table-cell table:style-name="ID0EW3BG" office:value-type="string">
            <text:p>連江縣工會頂樓整修工程</text:p>
          </table:table-cell>
          <table:table-cell table:style-name="ID0EU4BG" office:value-type="string">
            <text:p>南竿鄉福澳村</text:p>
          </table:table-cell>
          <table:table-cell table:style-name="ID0EH3BG" office:value-type="float" office:value="150">
            <text:p>150</text:p>
          </table:table-cell>
          <table:table-cell table:style-name="ID0EH3BG" office:value-type="float" office:value="150">
            <text:p>150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工務處</text:p>
          </table:table-cell>
          <table:table-cell table:style-name="ID0EH3BG" office:value-type="string">
            <text:p>公開招標</text:p>
          </table:table-cell>
          <table:table-cell table:style-name="ID0EH3BG" office:value-type="string">
            <text:p>業勝營造</text:p>
          </table:table-cell>
          <table:table-cell table:number-columns-repeated="247"/>
        </table:table-row>
        <table:table-row xmlns:xdr="http://schemas.openxmlformats.org/drawingml/2006/spreadsheetDrawing" table:style-name="ID0EBQAE">
          <table:table-cell table:style-name="ID0EH3BG" office:value-type="string">
            <text:p>林貽祥</text:p>
          </table:table-cell>
          <table:table-cell table:style-name="ID0EW3BG" office:value-type="string">
            <text:p>福澳運動場增設體健設施</text:p>
          </table:table-cell>
          <table:table-cell table:style-name="ID0EU4BG" office:value-type="string">
            <text:p>南竿鄉福澳村</text:p>
          </table:table-cell>
          <table:table-cell table:style-name="ID0EH3BG" office:value-type="float" office:value="1580">
            <text:p>1580</text:p>
          </table:table-cell>
          <table:table-cell table:style-name="ID0EH3BG" office:value-type="float" office:value="1580">
            <text:p>1580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工務處</text:p>
          </table:table-cell>
          <table:table-cell table:style-name="ID0EH3BG" office:value-type="string">
            <text:p>公開招標</text:p>
          </table:table-cell>
          <table:table-cell table:style-name="ID0EH3BG" office:value-type="string">
            <text:p>新業營造</text:p>
          </table:table-cell>
          <table:table-cell table:number-columns-repeated="247"/>
        </table:table-row>
        <table:table-row xmlns:xdr="http://schemas.openxmlformats.org/drawingml/2006/spreadsheetDrawing" table:style-name="ID0E2RAE">
          <table:table-cell table:style-name="ID0EH3BG" office:value-type="string">
            <text:p>曹丞君</text:p>
          </table:table-cell>
          <table:table-cell table:style-name="ID0EQ6BG" office:value-type="string">
            <text:p>鐵板天后宮聯外道路及復興村步道改善工程</text:p>
          </table:table-cell>
          <table:table-cell table:style-name="ID0EU4BG" office:value-type="string">
            <text:p>南竿鄉仁愛村及復興村</text:p>
          </table:table-cell>
          <table:table-cell table:style-name="ID0EH3BG" office:value-type="float" office:value="2000">
            <text:p>2000</text:p>
          </table:table-cell>
          <table:table-cell table:style-name="ID0EH3BG" office:value-type="float" office:value="2000">
            <text:p>2000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工務處</text:p>
          </table:table-cell>
          <table:table-cell table:style-name="ID0EH3BG" office:value-type="string">
            <text:p>公開招標</text:p>
          </table:table-cell>
          <table:table-cell table:style-name="ID0EH3BG" office:value-type="string">
            <text:p>京慶營造</text:p>
          </table:table-cell>
          <table:table-cell table:number-columns-repeated="247"/>
        </table:table-row>
        <table:table-row xmlns:xdr="http://schemas.openxmlformats.org/drawingml/2006/spreadsheetDrawing" table:style-name="ID0EVTAE">
          <table:table-cell table:style-name="ID0EH3BG" office:value-type="string">
            <text:p>林明揚</text:p>
          </table:table-cell>
          <table:table-cell table:style-name="ID0EQ6BG" office:value-type="string">
            <text:p>連江縣縣轄孔蓋防滑噴塗</text:p>
          </table:table-cell>
          <table:table-cell table:style-name="ID0EH3BG" office:value-type="string">
            <text:p>南竿鄉</text:p>
          </table:table-cell>
          <table:table-cell table:style-name="ID0EH3BG" office:value-type="float" office:value="1530">
            <text:p>1530</text:p>
          </table:table-cell>
          <table:table-cell table:style-name="ID0EH3BG" office:value-type="float" office:value="1530">
            <text:p>1530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工務處</text:p>
          </table:table-cell>
          <table:table-cell table:style-name="ID0EH3BG" office:value-type="string">
            <text:p>公開招標</text:p>
          </table:table-cell>
          <table:table-cell table:style-name="ID0EH3BG" office:value-type="string">
            <text:p>新業營造</text:p>
          </table:table-cell>
          <table:table-cell table:number-columns-repeated="247"/>
        </table:table-row>
        <table:table-row xmlns:xdr="http://schemas.openxmlformats.org/drawingml/2006/spreadsheetDrawing" table:style-name="ID0EPVAE">
          <table:table-cell table:style-name="ID0EH3BG" office:value-type="string">
            <text:p>周瑞國</text:p>
          </table:table-cell>
          <table:table-cell table:style-name="ID0EQ6BG" office:value-type="string">
            <text:p>北竿塘岐村容周邊改善工程</text:p>
          </table:table-cell>
          <table:table-cell table:style-name="ID0EH3BG" office:value-type="string">
            <text:p>北竿鄉塘岐村</text:p>
          </table:table-cell>
          <table:table-cell table:style-name="ID0EH3BG" office:value-type="float" office:value="2000">
            <text:p>2000</text:p>
          </table:table-cell>
          <table:table-cell table:style-name="ID0EH3BG" office:value-type="float" office:value="2000">
            <text:p>2000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工務處</text:p>
          </table:table-cell>
          <table:table-cell table:style-name="ID0EH3BG" office:value-type="string">
            <text:p>公開招標</text:p>
          </table:table-cell>
          <table:table-cell table:style-name="ID0EH3BG" office:value-type="string">
            <text:p>大展土木包工業</text:p>
          </table:table-cell>
          <table:table-cell table:number-columns-repeated="247"/>
        </table:table-row>
        <table:table-row xmlns:xdr="http://schemas.openxmlformats.org/drawingml/2006/spreadsheetDrawing" table:style-name="ID0EJXAE">
          <table:table-cell table:style-name="ID0EH3BG" office:value-type="string">
            <text:p>周瑞國</text:p>
          </table:table-cell>
          <table:table-cell table:style-name="ID0EW3BG" office:value-type="string">
            <text:p>北竿鄉坂里村容改善工程</text:p>
          </table:table-cell>
          <table:table-cell table:style-name="ID0EH3BG" office:value-type="string">
            <text:p>北竿鄉坂里村</text:p>
          </table:table-cell>
          <table:table-cell table:style-name="ID0EH3BG" office:value-type="float" office:value="1000">
            <text:p>1000</text:p>
          </table:table-cell>
          <table:table-cell table:style-name="ID0EH3BG" office:value-type="float" office:value="1000">
            <text:p>1000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工務處</text:p>
          </table:table-cell>
          <table:table-cell table:style-name="ID0EH3BG" office:value-type="string">
            <text:p>公開取得報價單</text:p>
          </table:table-cell>
          <table:table-cell table:style-name="ID0EH3BG" office:value-type="string">
            <text:p>大展土木包工業</text:p>
          </table:table-cell>
          <table:table-cell table:number-columns-repeated="247"/>
        </table:table-row>
        <table:table-row xmlns:xdr="http://schemas.openxmlformats.org/drawingml/2006/spreadsheetDrawing" table:style-name="ID0EDZAE">
          <table:table-cell table:style-name="ID0EH3BG" office:value-type="string">
            <text:p>陳貴忠</text:p>
          </table:table-cell>
          <table:table-cell table:style-name="ID0EW3BG" office:value-type="string">
            <text:p>橋仔村意象及環島北路路碑改善工程</text:p>
          </table:table-cell>
          <table:table-cell table:style-name="ID0EH3BG" office:value-type="string">
            <text:p>北竿鄉橋仔村</text:p>
          </table:table-cell>
          <table:table-cell table:style-name="ID0EH3BG" office:value-type="float" office:value="2000">
            <text:p>2000</text:p>
          </table:table-cell>
          <table:table-cell table:style-name="ID0EH3BG" office:value-type="float" office:value="2000">
            <text:p>2000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B6BG" office:value-type="string">
            <text:p>工務處</text:p>
          </table:table-cell>
          <table:table-cell table:style-name="ID0EH3BG" office:value-type="string">
            <text:p>公開招標</text:p>
          </table:table-cell>
          <table:table-cell table:style-name="ID0EH3BG" office:value-type="string">
            <text:p>鑫駿營造</text:p>
          </table:table-cell>
          <table:table-cell table:number-columns-repeated="247"/>
        </table:table-row>
        <table:table-row xmlns:xdr="http://schemas.openxmlformats.org/drawingml/2006/spreadsheetDrawing" table:style-name="ID0E41AE">
          <table:table-cell table:style-name="ID0EH3BG" office:value-type="string">
            <text:p>陳貽斌</text:p>
          </table:table-cell>
          <table:table-cell table:style-name="ID0EW3BG" office:value-type="string">
            <text:p>西莒漁民活動中心旁樓梯等修繕工程</text:p>
          </table:table-cell>
          <table:table-cell table:style-name="ID0EH3BG" office:value-type="string">
            <text:p>莒光鄉</text:p>
          </table:table-cell>
          <table:table-cell table:style-name="ID0EH3BG" office:value-type="float" office:value="1000">
            <text:p>1000</text:p>
          </table:table-cell>
          <table:table-cell table:style-name="ID0EH3BG" office:value-type="float" office:value="1000">
            <text:p>1000</text:p>
          </table:table-cell>
          <table:table-cell table:style-name="ID0EF4BG" office:value-type="string">
            <text:p>公共建設-公共工程-設備及投資-公共建設及設施費</text:p>
          </table:table-cell>
          <table:table-cell table:style-name="ID0EH3BG" office:value-type="string">
            <text:p>產發處</text:p>
          </table:table-cell>
          <table:table-cell table:style-name="ID0EH3BG" office:value-type="string">
            <text:p>公開招標</text:p>
          </table:table-cell>
          <table:table-cell table:style-name="ID0EH3BG" office:value-type="string">
            <text:p>互亨營造</text:p>
          </table:table-cell>
          <table:table-cell table:number-columns-repeated="247"/>
        </table:table-row>
        <table:table-row xmlns:xdr="http://schemas.openxmlformats.org/drawingml/2006/spreadsheetDrawing" table:style-name="ID0EX3AE">
          <table:table-cell table:number-rows-spanned="1" table:number-columns-spanned="3" table:style-name="ID0EAAAIID0EAAAI" office:value-type="string">
            <text:p>合          計</text:p>
          </table:table-cell>
          <table:covered-table-cell table:number-columns-repeated="2"/>
          <table:table-cell table:style-name="ID0EH3BG"/>
          <table:table-cell table:style-name="ID0EH3BG" table:formula="oooc:=SUM([.E6:.E17])" office:value-type="float" office:value="12114">
            <text:p>12114</text:p>
          </table:table-cell>
          <table:table-cell table:style-name="ID0EH3BG"/>
          <table:table-cell table:style-name="ID0EH3BG"/>
          <table:table-cell table:style-name="ID0EH3BG"/>
          <table:table-cell table:style-name="ID0EH3BG"/>
          <table:table-cell table:number-columns-repeated="247"/>
        </table:table-row>
        <table:table-row xmlns:xdr="http://schemas.openxmlformats.org/drawingml/2006/spreadsheetDrawing" table:style-name="ID0EF5AE">
          <table:table-cell table:style-name="ID0EYYBG" office:value-type="string">
            <text:p>註：1.本表主辦機關為行政院主計總處。</text:p>
          </table:table-cell>
          <table:table-cell table:number-columns-repeated="255"/>
        </table:table-row>
        <table:table-row xmlns:xdr="http://schemas.openxmlformats.org/drawingml/2006/spreadsheetDrawing" table:style-name="ID0ER5AE">
          <table:table-cell table:style-name="ID0EYYBG" office:value-type="string">
            <text:p><text:span>　　2.本表第一次查填及送達期限為</text:span><text:span text:style-name="ID0EAABG">7月21日前</text:span><text:span text:style-name="ID0ENABG">。</text:span></text:p>
          </table:table-cell>
          <table:table-cell table:number-columns-repeated="255"/>
        </table:table-row>
        <table:table-row table:style-name="ro7" table:number-rows-repeated="65535">
          <table:table-cell table:number-columns-repeated="256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新細明體" svg:font-family="新細明體"/>
    <style:font-face style:name="新細明體" svg:font-family="新細明體"/>
    <style:font-face style:name="新細明體" svg:font-family="新細明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  <style:font-face style:name="標楷體" svg:font-family="標楷體"/>
    <style:font-face style:name="新細明體" svg:font-family="新細明體"/>
  </office:font-face-decls>
  <office:styles>
    <style:style style:name="Default" style:family="table-cell">
      <style:text-properties fo:font-size="12" style:font-size-asian="12pt" style:font-size-complex="12pt" style:font-name-asian="新細明體" style:font-name="新細明體"/>
    </style:style>
    <style:style style:name="千分位" style:family="table-cell" style:data-style-name="ID0EIPBG" style:parent-style-name="Default">
      <style:table-cell-properties style:vertical-align="middle" fo:wrap-option="wrap" fo:border-bottom="0.002cm solid #000000" fo:border-right="0.002cm solid #000000" fo:border-left="0.002cm solid #000000" fo:border-top="none"/>
      <style:paragraph-properties fo:text-align="center"/>
      <style:text-properties fo:font-size="12" style:font-size-asian="12pt" style:font-size-complex="12pt" style:font-name-asian="標楷體" style:font-name="標楷體"/>
    </style:style>
  </office:styles>
  <office:automatic-styles>
    <style:page-layout style:name="pm1">
      <style:page-layout-properties fo:page-width="29.699cm" fo:page-height="20.999cm" style:print-orientation="landscape" fo:margin-top="0.8cm" fo:margin-bottom="0.8cm" fo:margin-left="1cm" fo:margin-right="1cm" style:table-centering="both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initial-creator>行政院主計處第一局</meta:initial-creator>
    <meta:creation-date>2001-01-31T06:15:04Z</meta:creation-date>
    <dc:creator xmlns:dc="http://purl.org/dc/elements/1.1/">Jeff</dc:creator>
    <dc:date xmlns:dc="http://purl.org/dc/elements/1.1/">2018-02-27T08:18:24Z</dc:date>
    <meta:print-date>2015-07-13T06:54:43Z</meta:print-date>
    <meta:user-defined meta:name="_AdHocReviewCycleID" meta:value-type="float">411143151</meta:user-defined>
    <meta:user-defined meta:name="_EmailSubject" meta:value-type="string">94考核表.xls</meta:user-defined>
    <meta:user-defined meta:name="_AuthorEmail" meta:value-type="string">yclee@dgbas.gov.tw</meta:user-defined>
    <meta:user-defined meta:name="_AuthorEmailDisplayName" meta:value-type="string">yclee</meta:user-defined>
    <meta:user-defined meta:name="_ReviewingToolsShownOnce" meta:value-type="string"/>
    <meta:document-statistic/>
    <meta:user-defined meta:name="Company" meta:value-type="string">行政院主計處第一局</meta:user-defined>
  </office:meta>
</office:document-meta>
</file>